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7a2"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0831"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e68c"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3bfe1" style:font-style-asian="normal" style:font-style-complex="normal"/>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011e68c" fo:background-color="transparent" loext:char-shading-value="0" style:font-weight-asian="normal" style:font-weight-complex="normal"/>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fo:font-weight="bold" style:font-weight-asian="bold" style:font-weight-complex="bold"/>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9pt" officeooo:rsid="0013bfe1" style:font-size-asian="9pt" style:font-size-complex="9pt"/>
    </style:style>
    <style:style style:name="T75" style:family="text">
      <style:text-properties fo:font-size="12pt" style:font-size-asian="12pt" style:font-size-complex="12pt"/>
    </style:style>
    <style:style style:name="T76" style:family="text">
      <style:text-properties officeooo:rsid="000997d0"/>
    </style:style>
    <style:style style:name="T77" style:family="text">
      <style:text-properties officeooo:rsid="000c0820"/>
    </style:style>
    <style:style style:name="T78" style:family="text">
      <style:text-properties officeooo:rsid="000e7a76"/>
    </style:style>
    <style:style style:name="T79" style:family="text">
      <style:text-properties officeooo:rsid="001037a2"/>
    </style:style>
    <style:style style:name="T80" style:family="text">
      <style:text-properties officeooo:rsid="00104ea4"/>
    </style:style>
    <style:style style:name="T81" style:family="text">
      <style:text-properties officeooo:rsid="00110831"/>
    </style:style>
    <style:style style:name="T82" style:family="text">
      <style:text-properties fo:font-size="10pt" officeooo:rsid="00110831" style:font-size-asian="10pt" style:font-size-complex="10pt"/>
    </style:style>
    <style:style style:name="T83" style:family="text">
      <style:text-properties fo:font-size="8pt" officeooo:rsid="00110831" style:font-size-asian="8pt" style:font-size-complex="8pt"/>
    </style:style>
    <style:style style:name="T84" style:family="text">
      <style:text-properties officeooo:rsid="0011e68c"/>
    </style:style>
    <style:style style:name="T85" style:family="text">
      <style:text-properties officeooo:rsid="0013bf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2"/>
      <text:h text:style-name="P15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659142978589934829"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0">Прижав </text:span>уши к голове, <text:span text:style-name="T60">она дала</text:span> задний ход <text:span text:style-name="T60">и </text:span>выкарабкалась обратно. Окинув библиотеку отчаянным взглядом, <text:span text:style-name="T6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text:soft-page-break/>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text:span text:style-name="T77">ей</text:span>. – Не волнуйся, я не <text:span text:style-name="T77">из тех придурков, что потешаются над неудачами других</text:span>. <text:span text:style-name="T77">П</text:span>ыта<text:span text:style-name="T77">й</text:span>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text:span text:style-name="T77">Блин, к</text:span>ак-то оно нехорошо звучит. А если она зацепит что-нибудь важное при стирании? <text:span text:style-name="T77">У тебя есть все шансы познать радость лоботомии, Анон!</text:span></text:p>
      <text:p text:style-name="P47"/>
      <text:p text:style-name="P47">– Анонимус, пожалуйста! – в голосе аликорницы появились нотки мольбы. – Мне <text:span text:style-name="T76">неудобно</text:span>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text:span text:style-name="T78">забей</text:span>. <text:span text:style-name="T78">Но</text:span>, <text:span text:style-name="T78">хотя бы</text:span>, будь поосторожнее. Не думаю, что я тебе понравлюсь в качестве овоща.</text:p>
      <text:p text:style-name="P47"><text:soft-page-break/></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pan text:style-name="T78">от которых залъётся краской даже не сильно комплексующая студентка средних курсов.</text:span>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text:span text:style-name="T79">шее</text:span>.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text:span text:style-name="T81">е-е-</text:span><text:span text:style-name="T82">и-и-и</text:span><text:span text:style-name="T81">-</text:span><text:span text:style-name="T83">а-а-а</text:span>…</text:p>
      <text:p text:style-name="P47"/>
      <text:p text:style-name="P47">…</text:p>
      <text:p text:style-name="P47"/>
      <text:p text:style-name="P58">Я открываю глаза.</text:p>
      <text:p text:style-name="P58"><text:span text:style-name="T79">Я чувствую</text:span>, <text:span text:style-name="T79">как </text:span>будто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text:span text:style-name="T79">П</text:span>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span text:style-name="T52">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span></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149">Аликорница смотрела на меня с тревогой. Я молча принял сидячее положение и стал массировать виски. </text:p>
      <text:p text:style-name="P149"><text:span text:style-name="T79">Твою мать! </text:span>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text:span text:style-name="T84">секунды</text:span>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149"/>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шее, <text:span text:style-name="T80">стараясь унять дрожь руки</text:span>.</text:p>
      <text:p text:style-name="P152">– Более-менее. <text:span text:style-name="T80">Т</text:span>ы <text:span text:style-name="T80">бы </text:span>предупреди<text:span text:style-name="T80">ла</text:span>, что <text:span text:style-name="T81">меня ожидает утеря личности. Я ж чуть не усрался, блин! Как-то не ожидал, что твоя задница в астральном плане такая же тяжёлая, как и в физическом.</text:span></text:p>
      <text:p text:style-name="P150"/>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text:span text:style-name="T84">Моё сознание было ведущим в нашем тандеме и, боюсь, оно в большей мере подавило твоё. </text:span>Е<text:span text:style-name="T57">сли бы я вспомнила вовремя, я бы предупредила тебя, чтобы ты смог сконцентрироваться </text:span><text:span text:style-name="T58">и остоять своё я.</text:span></text:p>
      <text:p text:style-name="P47"><text:span text:style-name="T58"/></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151">– Прости меня, Анонимус. <text:span text:style-name="T84">Урок пропал зря — в том состоянии твоё сознание не могло воспринять мои знания.</text:span></text:p>
      <text:p text:style-name="P151"/>
      <text:p text:style-name="P47"><text:soft-page-break/>Я помотал головой, вытряхивая остатки <text:span text:style-name="T84">шока</text:span>.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text:span text:style-name="T84">уверен, что увою </text:span>технику <text:span text:style-name="T84">со второй попытки</text:span>.</text:p>
      <text:p text:style-name="P47"/>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text:span><text:span text:style-name="T74">двумя</text:span><text:span text:style-name="T73"> кратерами и </text:span><text:span text:style-name="T74">тёмным</text:span><text:span text:style-name="T73"> полумесяцем по правому краю, </text:span><text:span text:style-name="T74">похожим на голову аликорна</text:span><text:span text:style-name="T73">.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text:span><text:span text:style-name="T73">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text:soft-page-break/>–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text:soft-page-break/>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text:soft-page-break/>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text:soft-page-break/>–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text:soft-page-break/>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text:soft-page-break/>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text:soft-page-break/>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text:soft-page-break/>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text:soft-page-break/>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text:soft-page-break/>–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text:soft-page-break/>–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text:span><text:soft-page-break/><text:span text:style-name="T24">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0">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text:soft-page-break/>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text:soft-page-break/></text:p>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text:soft-page-break/>–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0">любви</text:span> начинаешь понимать только тогда, когда <text:span text:style-name="T60">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text:soft-page-break/>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text:soft-page-break/>–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4"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text:soft-page-break/>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text:soft-page-break/>–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text:soft-page-break/>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0">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0">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0">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text:soft-page-break/>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text:soft-page-break/>–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text:soft-page-break/>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text:soft-page-break/>–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0">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pan text:style-name="T59">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1">так её </text:span><text:span text:style-name="T3">разэтак</text:span><text:span text:style-name="T61">,</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9">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pan text:style-name="T59">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0">И товары</text:span> вовсе<text:span text:style-name="T60"> не </text:span>бесплатные<text:span text:style-name="T60">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6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0">А т</text:span>ы вставать не хотел! Я очень-очень испугалась. <text:span text:style-name="T60">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0">матюков мне</text:span> удалось замазать самые большие щели. За тестовый<text:span text:style-name="T60"> </text:span>получасовый заплыв<text:span text:style-name="T60">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0">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0">н жил с пони! И они </text:span>офигенно <text:span text:style-name="T60">любили друг </text:span><text:soft-page-break/><text:span text:style-name="T60">друга! И у них </text:span>был<text:span text:style-name="T60"> </text:span>офигенный <text:span text:style-name="T60">секс! </text:span>И это было офигенно круто!<text:span text:style-name="T60">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0">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0">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0"> </text:span>покои Луны<text:span text:style-name="T60"> </text:span>через открытые балконные двери<text:span text:style-name="T60">.</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0">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0">Допустим, кот бессмертен. Также допустим, что кот з</text:span>аколдован<text:span text:style-name="T60"> </text:span>отложенным <text:span text:style-name="T60">заклятие</text:span>м<text:span text:style-name="T60"> Стирания, которое сработает, если кто-то откроет ящик</text:span>. <text:span text:style-name="T60">То есть, п</text:span>ри открытии<text:span text:style-name="T60"> ящик</text:span>а<text:span text:style-name="T60"> кот исчезнет из </text:span>бытия<text:span text:style-name="T60">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0">трид</text:span><text:span text:style-name="T1">цать лет, если его сменят через </text:span><text:span text:style-name="T60">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0">задней осью </text:span><text:span text:style-name="T1">на табуретку. Я прилаживал ей новое колесо взамен <text:s/>утраченного. </text:span><text:span text:style-name="T60">Ещ</text:span><text:span text:style-name="T1">ё</text:span><text:span text:style-name="T60"> </text:span><text:span text:style-name="T1">немного, и будет как новенькая! В дворцовом гараже среди кучи хлама таки нашлось лопнувшее колесо, которое </text:span><text:span text:style-name="T60">мне удалось</text:span><text:span text:style-name="T1"> отремонтировать — о</text:span><text:span text:style-name="T60">бучение у</text:span><text:span text:style-name="T1"> Норфа не </text:span><text:span text:style-name="T6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0">на </text:span><text:span text:style-name="T1">корпус</text:span><text:span text:style-name="T6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0">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0">о всём мире остались только м</text:span>ы<text:span text:style-name="T6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0">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0">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0">А ч</text:span>то случилось с кракеном?</text:p>
      <text:p text:style-name="P52">– Он провалился в <text:span text:style-name="T60">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6"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0">кликнул по ним правой кнопкой </text:span><text:span text:style-name="T1">мыши</text:span><text:span text:style-name="T60"> и </text:span><text:span text:style-name="T1">выбрал</text:span><text:span text:style-name="T60">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4"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0">А если не </text:span>выдержит<text:span text:style-name="T60">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27T19:30:23.461465075</dc:date>
    <meta:editing-duration>P147DT4H28M21S</meta:editing-duration>
    <meta:editing-cycles>9351</meta:editing-cycles>
    <meta:generator>LibreOffice/5.1.6.2$Linux_X86_64 LibreOffice_project/10m0$Build-2</meta:generator>
    <meta:printed-by>макс </meta:printed-by>
    <meta:print-date>2017-08-23T21:51:29.95</meta:print-date>
    <meta:document-statistic meta:table-count="0" meta:image-count="0" meta:object-count="0" meta:page-count="235" meta:paragraph-count="4740" meta:word-count="101248" meta:character-count="670776" meta:non-whitespace-character-count="569783"/>
  </office:meta>
</office:document-meta>
</file>